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5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4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30deg</text:p>
          </table:table-cell>
          <table:table-cell table:style-name="ce3" office:value-type="string" calcext:value-type="string">
            <text:p>45deg</text:p>
          </table:table-cell>
          <table:table-cell table:style-name="ce3" office:value-type="string" calcext:value-type="string">
            <text:p>60deg</text:p>
          </table:table-cell>
          <table:table-cell table:style-name="ce3"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albi_himbeer_juic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ack_bowl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blue_cu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blue_plastic_bowl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ue_spotted_plat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puccino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ffee_el_bryg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ork_blue_plastic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ork_red_plastic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ork_ycb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rying_pan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rying_spatula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ela_curry_ketchup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a_milch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d_salz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corn_flake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toppas_mini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nife_blue_plastic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knife_red_plastic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knife_ycb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knusper_schoko_kek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arge_grey_spoon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linux_cup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ion_cereal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ken_salz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er_salz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ndamin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squik_cereal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ncake_maker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pfanner_grune_icetea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fanner_pfirsch_icetea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itcher_white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pitcher_yellow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ringles_paprika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ngles_sal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ngles_vinegar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d_spotted_bowl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d_spotted_cu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red_spotted_plat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ine_butter_milch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igg_bottle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lotted_spatula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soja_milch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itzen_rei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aster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tomato_al_gusto_basilikum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mato_sauce_oro_di_parma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oll_milch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hite_bottle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hite_bowl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yellow_plat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ue_camping_cu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</table:table-row>
        <table:table-row table:style-name="ro1">
          <table:table-cell office:value-type="string" calcext:value-type="string">
            <text:p>cup_eco_orange</text:p>
          </table:table-cell>
          <table:table-cell table:number-columns-repeated="4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3:08:27.901704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bferka </meta:initial-creator>
    <meta:creation-date>2016-07-08T08:46:52.687276669</meta:creation-date>
    <meta:printed-by>Ferenc Balint-Benczedi</meta:printed-by>
    <meta:print-date>2016-09-06T13:25:55.077292007</meta:print-date>
    <dc:date>2016-09-06T13:26:00.251170087</dc:date>
    <meta:editing-duration>PT1H17M13S</meta:editing-duration>
    <meta:editing-cycles>18</meta:editing-cycles>
    <meta:generator>LibreOffice/4.2.8.2$Linux_X86_64 LibreOffice_project/420m0$Build-2</meta:generator>
    <dc:creator>Ferenc Balint-Benczedi</dc:creator>
    <meta:document-statistic meta:table-count="1" meta:cell-count="255" meta:object-count="0"/>
  </office:meta>
</office:document-meta>
</file>